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OpenSymbol1" svg:font-family="OpenSymbol, 'Arial Unicode MS'"/>
    <style:font-face style:name="Symbol" svg:font-family="Symbol"/>
    <style:font-face style:name="sans-serif" svg:font-family="sans-serif"/>
    <style:font-face style:name="FreeSans2" svg:font-family="FreeSans" style:font-family-generic="swiss"/>
    <style:font-face style:name="FreeSans1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fo:font-weight="bold" officeooo:rsid="001b0654" officeooo:paragraph-rsid="001b065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fo:font-weight="bold" officeooo:paragraph-rsid="001d6b4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style:font-size-asian="14pt" style:font-size-complex="14pt"/>
    </style:style>
    <style:style style:name="P5" style:family="paragraph" style:parent-style-name="Standard">
      <style:text-properties style:font-name="Liberation Sans" fo:font-size="14pt" officeooo:rsid="00183e9a" officeooo:paragraph-rsid="00183e9a" style:font-size-asian="14pt" style:font-size-complex="14pt"/>
    </style:style>
    <style:style style:name="P6" style:family="paragraph" style:parent-style-name="Standard">
      <style:text-properties style:font-name="Liberation Sans" fo:font-size="14pt" officeooo:paragraph-rsid="001d6b40" style:font-size-asian="14pt" style:font-size-complex="14pt"/>
    </style:style>
    <style:style style:name="P7" style:family="paragraph" style:parent-style-name="Standard" style:list-style-name="WW8Num5">
      <style:paragraph-properties fo:line-height="150%"/>
      <style:text-properties style:font-name="Liberation Sans" fo:font-size="14pt" officeooo:paragraph-rsid="001d6b4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Liberation Sans" fo:font-size="14pt" officeooo:paragraph-rsid="001d6b40" style:font-size-asian="14pt" style:font-size-complex="14pt"/>
    </style:style>
    <style:style style:name="P9" style:family="paragraph" style:parent-style-name="Standard" style:list-style-name="L5">
      <style:paragraph-properties fo:line-height="150%"/>
      <style:text-properties style:font-name="Liberation Sans" fo:font-size="14pt" officeooo:paragraph-rsid="001d6b40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style:font-name="Liberation Sans" fo:font-size="14pt" officeooo:paragraph-rsid="001d6b40" style:font-size-asian="14pt" style:font-size-complex="14pt"/>
    </style:style>
    <style:style style:name="P11" style:family="paragraph" style:parent-style-name="Standard" style:list-style-name="L7">
      <style:paragraph-properties fo:line-height="150%"/>
      <style:text-properties style:font-name="Liberation Sans" fo:font-size="14pt" officeooo:paragraph-rsid="001f039f" style:font-size-asian="14pt" style:font-size-complex="14pt"/>
    </style:style>
    <style:style style:name="P12" style:family="paragraph" style:parent-style-name="Standard" style:list-style-name="L6">
      <style:paragraph-properties fo:line-height="150%"/>
      <style:text-properties style:font-name="Liberation Sans" fo:font-size="14pt" officeooo:paragraph-rsid="001f039f" style:font-size-asian="14pt" style:font-size-complex="14pt"/>
    </style:style>
    <style:style style:name="P13" style:family="paragraph" style:parent-style-name="Standard" style:list-style-name="L8">
      <style:paragraph-properties fo:line-height="150%"/>
      <style:text-properties style:font-name="Liberation Sans" fo:font-size="14pt" officeooo:paragraph-rsid="001f039f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Liberation Sans" fo:font-size="14pt" officeooo:paragraph-rsid="001f039f" style:font-size-asian="14pt" style:font-size-complex="14pt"/>
    </style:style>
    <style:style style:name="P15" style:family="paragraph" style:parent-style-name="Standard" style:list-style-name="WW8Num4">
      <style:paragraph-properties fo:line-height="150%"/>
      <style:text-properties style:font-name="Liberation Sans" fo:font-size="14pt" officeooo:paragraph-rsid="001f039f" style:font-size-asian="14pt" style:font-size-complex="14pt"/>
    </style:style>
    <style:style style:name="P16" style:family="paragraph" style:parent-style-name="Standard" style:list-style-name="L4">
      <style:text-properties style:font-name="Liberation Sans" fo:font-size="14pt" officeooo:paragraph-rsid="001d6b40" style:font-size-asian="14pt" style:font-size-complex="14pt"/>
    </style:style>
    <style:style style:name="P17" style:family="paragraph" style:parent-style-name="Standard" style:list-style-name="L4">
      <style:paragraph-properties fo:line-height="150%"/>
      <style:text-properties style:font-name="Liberation Sans" fo:font-size="14pt" officeooo:rsid="001d6b40" officeooo:paragraph-rsid="001d6b40" style:font-size-asian="14pt" style:font-size-complex="14pt"/>
    </style:style>
    <style:style style:name="P18" style:family="paragraph" style:parent-style-name="Standard" style:list-style-name="">
      <style:paragraph-properties fo:margin-left="2.54cm" fo:margin-right="0cm" fo:line-height="150%" fo:text-indent="0cm" style:auto-text-indent="false"/>
      <style:text-properties style:font-name="Liberation Sans" fo:font-size="14pt" officeooo:paragraph-rsid="001f039f" style:font-size-asian="14pt" style:font-size-complex="14pt"/>
    </style:style>
    <style:style style:name="P19" style:family="paragraph" style:parent-style-name="Text_20_body" style:list-style-name="L1">
      <style:text-properties style:font-name="Liberation Sans" fo:font-size="14pt" officeooo:rsid="001a87fe" style:font-size-asian="14pt" style:font-size-complex="14pt"/>
    </style:style>
    <style:style style:name="P20" style:family="paragraph" style:parent-style-name="Text_20_body" style:list-style-name="L1">
      <style:text-properties style:font-name="Liberation Sans" fo:font-size="14pt" officeooo:rsid="001a87fe" officeooo:paragraph-rsid="001a87fe" style:font-size-asian="14pt" style:font-size-complex="14pt"/>
    </style:style>
    <style:style style:name="P21" style:family="paragraph" style:parent-style-name="Text_20_body" style:list-style-name="L1">
      <style:text-properties style:font-name="Liberation Sans" fo:font-size="14pt" officeooo:paragraph-rsid="001a87fe" style:font-size-asian="14pt" style:font-size-complex="14pt"/>
    </style:style>
    <style:style style:name="P22" style:family="paragraph" style:parent-style-name="Text_20_body" style:list-style-name="L2">
      <style:text-properties style:font-name="Liberation Sans" fo:font-size="14pt" officeooo:paragraph-rsid="001b0654" style:font-size-asian="14pt" style:font-size-complex="14pt"/>
    </style:style>
    <style:style style:name="P23" style:family="paragraph" style:parent-style-name="Text_20_body" style:list-style-name="L3">
      <style:text-properties style:font-name="Liberation Sans" fo:font-size="14pt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loext:contextual-spacing="false"/>
      <style:text-properties style:font-name="Liberation Sans" fo:font-size="14pt" style:font-size-asian="14pt" style:font-size-complex="14pt"/>
    </style:style>
    <style:style style:name="P25" style:family="paragraph">
      <style:paragraph-properties fo:text-align="center"/>
    </style:style>
    <style:style style:name="T1" style:family="text">
      <style:text-properties officeooo:rsid="00183e9a"/>
    </style:style>
    <style:style style:name="T2" style:family="text">
      <style:text-properties officeooo:rsid="0019cf54"/>
    </style:style>
    <style:style style:name="T3" style:family="text">
      <style:text-properties officeooo:rsid="001a87fe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6pt" style:font-size-asian="16pt" style:font-size-complex="16pt"/>
    </style:style>
    <style:style style:name="T6" style:family="text">
      <style:text-properties officeooo:rsid="001b065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1d6b40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d6b40" style:font-size-asian="16pt" style:font-size-complex="16pt"/>
    </style:style>
    <style:style style:name="T11" style:family="text">
      <style:text-properties fo:font-size="16pt" officeooo:rsid="001f039f" style:font-size-asian="16pt" style:font-size-complex="16pt"/>
    </style:style>
    <style:style style:name="T12" style:family="text">
      <style:text-properties officeooo:rsid="001f039f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3cm" fo:text-indent="-0.635cm" fo:margin-left="1.5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8cm" fo:text-indent="-0.635cm" fo:margin-left="2.1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3cm" fo:text-indent="-0.635cm" fo:margin-left="2.8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8cm" fo:text-indent="-0.635cm" fo:margin-left="3.4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3cm" fo:text-indent="-0.635cm" fo:margin-left="4.0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8cm" fo:text-indent="-0.635cm" fo:margin-left="4.7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3cm" fo:text-indent="-0.635cm" fo:margin-left="5.3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8cm" fo:text-indent="-0.635cm" fo:margin-left="5.9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3cm" fo:text-indent="-0.635cm" fo:margin-left="6.6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8cm" fo:text-indent="-0.635cm" fo:margin-left="7.258cm"/>
        </style:list-level-properties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67cm" fo:min-width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032cm" fo:min-width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199cm" fo:min-width="2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199cm" fo:min-width="2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012cm" fo:min-width="2.2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74cm" fo:min-width="2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974cm" fo:min-width="2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74cm" fo:min-width="2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22"/>SESSION ASSIGNMENTS</text:p>
      <text:p text:style-name="P1"/>
      <text:p text:style-name="P1">1.Draw a Use Case Diagram for an online Library Management System</text:p>
      <text:p text:style-name="P4"/>
      <text:p text:style-name="P4"/>
      <text:p text:style-name="P4"><draw:custom-shape text:anchor-type="paragraph" draw:z-index="13" draw:name="Shape14" draw:style-name="gr5" svg:width="3.149cm" svg:height="1.694cm" svg:x="3.394cm" svg:y="0.078cm"><text:p>Accnt mangmn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26" draw:name="Shape29" draw:style-name="gr2" draw:text-style-name="P25" svg:x1="3.394cm" svg:y1="0.436cm" svg:x2="1.727cm" svg:y2="4.484cm"><text:p/></draw:line></text:p>
      <text:p text:style-name="P4"/>
      <text:p text:style-name="P4"/>
      <text:p text:style-name="P4"><draw:custom-shape text:anchor-type="paragraph" draw:z-index="12" draw:name="Shape13" draw:style-name="gr4" svg:width="3.255cm" svg:height="1.456cm" svg:x="3.341cm" svg:y="0.081cm"><text:p><text:s text:c="5"/>log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6" draw:style-name="gr7" svg:width="3.123cm" svg:height="1.43cm" svg:x="8.632cm" svg:y="0.319cm"><text:p>Add new boo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19" draw:name="Shape20" draw:style-name="gr2" draw:text-style-name="P25" svg:x1="3.341cm" svg:y1="0.28cm" svg:x2="1.727cm" svg:y2="2.211cm"><text:p/></draw:line><draw:line text:anchor-type="paragraph" draw:z-index="23" draw:name="Shape27" draw:style-name="gr2" draw:text-style-name="P25" svg:x1="1.727cm" svg:y1="2.212cm" svg:x2="8.633cm" svg:y2="0.439cm"><text:p/></draw:line></text:p>
      <text:p text:style-name="P4"><draw:custom-shape text:anchor-type="paragraph" draw:z-index="6" draw:name="Shape7" draw:style-name="gr3" draw:text-style-name="P25" svg:width="0.742cm" svg:height="0.742cm" svg:x="14.612cm" svg:y="0.1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4" draw:style-name="gr2" draw:text-style-name="P25" svg:x1="14.348cm" svg:y1="1.591cm" svg:x2="11.755cm" svg:y2="0.03cm"><text:p/></draw:line></text:p>
      <text:p text:style-name="P4"><draw:custom-shape text:anchor-type="paragraph" draw:z-index="0" draw:name="Shape1" draw:style-name="gr1" draw:text-style-name="P25" svg:width="0.662cm" svg:height="0.662cm" svg:x="0.642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8" draw:style-name="gr2" draw:text-style-name="P25" svg:x1="14.982cm" svg:y1="1.685cm" svg:x2="15.008cm" svg:y2="0.362cm"><text:p/></draw:line><draw:line text:anchor-type="paragraph" draw:z-index="10" draw:name="Shape11" draw:style-name="gr2" draw:text-style-name="P25" svg:x1="14.347cm" svg:y1="0.547cm" svg:x2="15.008cm" svg:y2="1.023cm"><text:p/></draw:line></text:p>
      <text:p text:style-name="P4"><draw:line text:anchor-type="paragraph" draw:z-index="1" draw:name="Shape2" draw:style-name="gr2" draw:text-style-name="P25" svg:x1="1.012cm" svg:y1="0.402cm" svg:x2="1.091cm" svg:y2="1.725cm"><text:p/></draw:line><draw:line text:anchor-type="paragraph" draw:z-index="11" draw:name="Shape12" draw:style-name="gr2" draw:text-style-name="P25" svg:x1="15.67cm" svg:y1="0.085cm" svg:x2="15.009cm" svg:y2="0.455cm"><text:p/></draw:line><draw:line text:anchor-type="paragraph" draw:z-index="20" draw:name="Shape22" draw:style-name="gr2" draw:text-style-name="P25" svg:x1="3.42cm" svg:y1="3.868cm" svg:x2="1.727cm" svg:y2="0.323cm"><text:p/></draw:line><draw:line text:anchor-type="paragraph" draw:z-index="21" draw:name="Shape23" draw:style-name="gr2" draw:text-style-name="P25" svg:x1="3.658cm" svg:y1="5.958cm" svg:x2="1.727cm" svg:y2="0.508cm"><text:p/></draw:line><draw:custom-shape text:anchor-type="paragraph" draw:z-index="16" draw:name="Shape17" draw:style-name="gr8" svg:width="3.546cm" svg:height="1.377cm" svg:x="8.58cm" svg:y="0.217cm"><text:p>return_boo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" draw:name="Shape21" draw:style-name="gr2" draw:text-style-name="P25" svg:x1="8.58cm" svg:y1="1.09cm" svg:x2="1.727cm" svg:y2="0.508cm"><text:p/></draw:line><draw:line text:anchor-type="paragraph" draw:z-index="25" draw:name="Shape28" draw:style-name="gr2" draw:text-style-name="P25" svg:x1="8.659cm" svg:y1="2.942cm" svg:x2="1.727cm" svg:y2="0.508cm"><text:p/></draw:line><draw:line text:anchor-type="paragraph" draw:z-index="27" draw:name="Shape25" draw:style-name="gr2" draw:text-style-name="P25" svg:x1="14.348cm" svg:y1="0.455cm" svg:x2="12.125cm" svg:y2="0.878cm"><text:p/></draw:line><draw:line text:anchor-type="paragraph" draw:z-index="28" draw:name="Shape26" draw:style-name="gr2" draw:text-style-name="P25" svg:x1="12.125cm" svg:y1="2.916cm" svg:x2="14.348cm" svg:y2="0.455cm"><text:p/></draw:line></text:p>
      <text:p text:style-name="P4"><draw:line text:anchor-type="paragraph" draw:z-index="2" draw:name="Shape3" draw:style-name="gr2" draw:text-style-name="P25" svg:x1="0.404cm" svg:y1="0.019cm" svg:x2="1.092cm" svg:y2="0.628cm"><text:p/></draw:line><draw:line text:anchor-type="paragraph" draw:z-index="3" draw:name="Shape4" draw:style-name="gr2" draw:text-style-name="P25" svg:x1="1.012cm" svg:y1="0.628cm" svg:x2="1.7cm" svg:y2="0.099cm"><text:p/></draw:line><draw:line text:anchor-type="paragraph" draw:z-index="8" draw:name="Shape9" draw:style-name="gr2" draw:text-style-name="P25" svg:x1="14.983cm" svg:y1="0.549cm" svg:x2="14.427cm" svg:y2="0.972cm"><text:p/></draw:line><draw:line text:anchor-type="paragraph" draw:z-index="9" draw:name="Shape10" draw:style-name="gr2" draw:text-style-name="P25" svg:x1="15.009cm" svg:y1="0.549cm" svg:x2="15.618cm" svg:y2="0.946cm"><text:p/></draw:line></text:p>
      <text:p text:style-name="P4"/>
      <text:p text:style-name="P4"><draw:line text:anchor-type="paragraph" draw:z-index="4" draw:name="Shape5" draw:style-name="gr2" draw:text-style-name="P25" svg:x1="1.092cm" svg:y1="0.021cm" svg:x2="0.589cm" svg:y2="0.577cm"><text:p/></draw:line><draw:line text:anchor-type="paragraph" draw:z-index="5" draw:name="Shape6" draw:style-name="gr2" draw:text-style-name="P25" svg:x1="1.092cm" svg:y1="0.021cm" svg:x2="1.542cm" svg:y2="0.418cm"><text:p/></draw:line><draw:custom-shape text:anchor-type="paragraph" draw:z-index="17" draw:name="Shape18" draw:style-name="gr9" svg:width="3.467cm" svg:height="1.377cm" svg:x="8.659cm" svg:y="0.445cm"><text:p>book_reniva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text:s text:c="102"/><text:span text:style-name="T1">student</text:span></text:p>
      <text:p text:style-name="P5"><draw:custom-shape text:anchor-type="paragraph" draw:z-index="14" draw:name="Shape15" draw:style-name="gr6" svg:width="3.202cm" svg:height="1.694cm" svg:x="3.42cm" svg:y="0.102cm"><text:p>searc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librarian</text:p>
      <text:p text:style-name="P4"/>
      <text:p text:style-name="P4"/>
      <text:p text:style-name="P4"/>
      <text:p text:style-name="P4"><draw:custom-shape text:anchor-type="paragraph" draw:z-index="18" draw:name="Shape19" draw:style-name="gr10" svg:width="3.282cm" svg:height="1.377cm" svg:x="3.658cm" svg:y="0.132cm"><text:p>Account_stat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><text:s text:c="49"/><text:span text:style-name="T2">action</text:span></text:p>
      <text:p text:style-name="P4"/>
      <text:p text:style-name="P4"/>
      <text:p text:style-name="P4"/>
      <text:p text:style-name="P1">2.List down the best practices from Agile/Scrum <text:s/>methodology</text:p>
      <text:list xml:id="list989699472152100880" text:style-name="L1">
        <text:list-header>
          <text:p text:style-name="P20"/>
        </text:list-header>
        <text:list-item>
          <text:p text:style-name="P20">Burnt down chart-to monitor sprint status.</text:p>
        </text:list-item>
        <text:list-item>
          <text:p text:style-name="P19">Planning poker-To determine sprint complete time.</text:p>
        </text:list-item>
        <text:list-item>
          <text:p text:style-name="P21"><text:span text:style-name="T3">Return on investment </text:span>values are useful to determine item priorities in a sprint.</text:p>
        </text:list-item>
      </text:list>
      <text:list xml:id="list1091482172057760972" text:style-name="L2">
        <text:list-item>
          <text:p text:style-name="P22">Using a board and simple plannings <text:s/>enough as process quality equipments.</text:p>
        </text:list-item>
        <text:list-item>
          <text:p text:style-name="P22"><text:soft-page-break/>Scrum methodology does not offer documenting everything, but this does not mean "no documentation". Really needed documentation can be done as required.</text:p>
        </text:list-item>
      </text:list>
      <text:list xml:id="list2912742002115976991" text:style-name="L3">
        <text:list-item>
          <text:p text:style-name="P24">Daily meetings must not be longer than 15 minutes. <text:s/></text:p>
        </text:list-item>
        <text:list-item>
          <text:p text:style-name="P24">Stand up meeting style is better for daily meetings, to keep meeting short. </text:p>
        </text:list-item>
        <text:list-item>
          <text:p text:style-name="P24">Sprint length <text:span text:style-name="T6">is no more than 4 week.</text:span></text:p>
        </text:list-item>
        <text:list-item>
          <text:p text:style-name="P23">6 hours per a day is a realistic planning input. </text:p>
        </text:list-item>
      </text:list>
      <text:p text:style-name="P4"/>
      <text:p text:style-name="P4"/>
      <text:p text:style-name="P4"/>
      <text:p text:style-name="P1">3.Collaboration</text:p>
      <text:p text:style-name="P1">a.How does collaboration help agile development? </text:p>
      <text:p text:style-name="P1"/>
      <text:p text:style-name="P6"><text:s text:c="2"/><text:span text:style-name="T6">Collaboration will not lead to agile practices nor alige will lead to collaboration.Alige with collaboration will lead to sccessful.</text:span></text:p>
      <text:list xml:id="list6816782907998006501" text:style-name="WW8Num5">
        <text:list-item>
          <text:p text:style-name="P7">Helps <text:s/><text:span text:style-name="T8">to </text:span>use each individual strength all together to create <text:span text:style-name="T8">better output.</text:span></text:p>
        </text:list-item>
        <text:list-item>
          <text:p text:style-name="P7">It helps to build the right features in the right priority orde<text:span text:style-name="T8">r</text:span></text:p>
        </text:list-item>
        <text:list-item>
          <text:p text:style-name="P7">Faster and more efficient production</text:p>
        </text:list-item>
        <text:list-item>
          <text:p text:style-name="P7">Achieve goals more easily</text:p>
        </text:list-item>
      </text:list>
      <text:p text:style-name="P2"/>
      <text:p text:style-name="P1">b.What if the team is distributed and can you achieve the same productivity? </text:p>
      <text:p text:style-name="P8"><text:tab/></text:p>
      <text:list xml:id="list2055678906290025531" text:style-name="L5">
        <text:list-item>
          <text:p text:style-name="P9">No,the same productivity <text:s/>cannot be achieved if the team is distributed. It is easier and faster to work on a project together rather than individually.<text:span text:style-name="T8">If issues occurs it is difficult to resolve in distributed team and also it consumes lot of time.</text:span></text:p>
        </text:list-item>
      </text:list>
      <text:p text:style-name="P8"/>
      <text:p text:style-name="P1">c.What would you do to achieve the productivity for a distributed </text:p>
      <text:p text:style-name="P3">team?</text:p>
      <text:list xml:id="list2897293619609901441" text:style-name="L4">
        <text:list-item>
          <text:p text:style-name="P16">To make a distributed team more productive,the team must be trained to be collaborative.</text:p>
        </text:list-item>
        <text:list-item>
          <text:p text:style-name="P10"><text:soft-page-break/>They should hold up short meetings inorder to discuss their issues,work completed and work that is to be done.</text:p>
        </text:list-item>
        <text:list-item>
          <text:p text:style-name="P10">There should be proper planning in the responsibilities and roles to be performed throughout the project development.</text:p>
        </text:list-item>
        <text:list-item>
          <text:p text:style-name="P17">They should be given more time to work but it leads to later deliverable projects.</text:p>
          <text:p text:style-name="P10"/>
        </text:list-item>
      </text:list>
      <text:p text:style-name="P4"/>
      <text:p text:style-name="P1">4.What is Sprint Zero in Agile?Describe the activities that are done in Sprint Zero.?</text:p>
      <text:list xml:id="list6221645914553149135" text:style-name="L7">
        <text:list-item>
          <text:p text:style-name="P11">Sprint zero is a commonly used practice,to build a team,train them, and let them get to know each other.</text:p>
        </text:list-item>
      </text:list>
      <text:list xml:id="list4373926729425026825" text:style-name="L6">
        <text:list-item>
          <text:p text:style-name="P12"><text:s/>Its usually held for 2-3 days.It is <text:span text:style-name="T12">a conversation to identify user goals.</text:span></text:p>
        </text:list-item>
      </text:list>
      <text:list xml:id="list2031455428840728498" text:style-name="L8">
        <text:list-item>
          <text:p text:style-name="P13">The main idea of sprint zero is to have a starting for the remaining upcoming sprints. </text:p>
        </text:list-item>
      </text:list>
      <text:p text:style-name="P14">Some common activities in sprint zero are</text:p>
      <text:list xml:id="list4112209051993642941" text:style-name="WW8Num4">
        <text:list-item>
          <text:p text:style-name="P15">Training</text:p>
        </text:list-item>
      </text:list>
      <text:p text:style-name="P18">The team is made ready for development ,<text:span text:style-name="T12">testing process and making then ready to face any challenges.</text:span></text:p>
      <text:list xml:id="list184155312611573" text:continue-numbering="true" text:style-name="WW8Num4">
        <text:list-item>
          <text:p text:style-name="P15">Developing a team</text:p>
        </text:list-item>
      </text:list>
      <text:p text:style-name="P18">A team is <text:span text:style-name="T12">formed based on there skill and knowlege to provid a working software.</text:span></text:p>
      <text:list xml:id="list184154884944776" text:continue-numbering="true" text:style-name="WW8Num4">
        <text:list-item>
          <text:p text:style-name="P15">Product backlog examination</text:p>
        </text:list-item>
      </text:list>
      <text:p text:style-name="P14"><text:tab/><text:tab/>The product backlog is <text:span text:style-name="T12">prepared by po and it is used by team based on meeting with customer and they fullfill there need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OpenSymbol1" svg:font-family="OpenSymbol, 'Arial Unicode MS'"/>
    <style:font-face style:name="Symbol" svg:font-family="Symbol"/>
    <style:font-face style:name="sans-serif" svg:font-family="sans-serif"/>
    <style:font-face style:name="FreeSans2" svg:font-family="FreeSans" style:font-family-generic="swiss"/>
    <style:font-face style:name="FreeSans1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fo:font-size="16pt" style:font-size-asian="16pt" style:font-name-complex="OpenSymbol2" style:font-family-complex="OpenSymbol, 'Arial Unicode MS'" style:font-charset-complex="x-symbol" style:font-size-complex="16pt"/>
    </style:style>
    <style:style style:name="WW8Num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3:59:55.588435406</meta:creation-date>
    <dc:date>2016-08-25T18:41:54.747561878</dc:date>
    <meta:editing-duration>PT18M1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44" meta:word-count="470" meta:character-count="2918" meta:non-whitespace-character-count="2324"/>
  </office:meta>
</office:document-meta>
</file>